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0.953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5"/>
        <table:table-column table:style-name="co14" table:default-cell-style-name="ce15"/>
        <table:table-column table:style-name="co22" table:default-cell-style-name="ce15"/>
        <table:table-column table:style-name="co23" table:default-cell-style-name="Default"/>
        <table:table-column table:style-name="co2" table:default-cell-style-name="Default"/>
        <table:table-column table:style-name="co15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table:style-name="ce15"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table:style-name="ce15"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style-name="ce15" office:value-type="string" calcext:value-type="string">
            <text:p>875.35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style-name="ce15"/>
          <table:table-cell/>
          <table:table-cell table:style-name="ce15" table:number-columns-repeated="2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/>
          <table:table-cell table:style-name="ce15"/>
          <table:table-cell/>
          <table:table-cell table:style-name="ce15" table:number-columns-repeated="4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22" table:default-cell-style-name="ce15"/>
        <table:table-column table:style-name="co33" table:default-cell-style-name="ce15"/>
        <table:table-column table:style-name="co21" table:default-cell-style-name="ce15"/>
        <table:table-column table:style-name="co22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1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.00.0000</text:date>, <text:time style:data-style-name="N2" text:time-value="11:16:43.5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08T11:21:09.649000000</dc:date>
    <meta:editing-duration>P4DT12H55M52S</meta:editing-duration>
    <meta:editing-cycles>1776</meta:editing-cycles>
    <meta:document-statistic meta:table-count="4" meta:cell-count="9965" meta:object-count="0"/>
  </office:meta>
</office:document-meta>
</file>